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justify"/>
    </style:style>
    <text:list-style style:name="L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justify" fo:margin-left="-18.00pt" fo:text-indent="18.00pt"/>
    </style:style>
    <style:style style:name="P6" style:family="paragraph">
      <style:paragraph-properties fo:line-height="100.00%" fo:text-align="justify"/>
    </style:style>
    <text:list-style style:name="L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justify" fo:margin-left="-18.00pt" fo:text-indent="18.00pt"/>
    </style:style>
    <style:style style:name="P8" style:family="paragraph">
      <style:paragraph-properties fo:line-height="100.00%" fo:text-align="justify"/>
    </style:style>
    <text:list-style style:name="L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justify" fo:margin-left="-18.00pt" fo:text-indent="18.00pt"/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00.00%" fo:text-align="justify"/>
    </style:style>
    <text:list-style style:name="L12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justify" fo:margin-left="-18.00pt" fo:text-indent="18.00pt"/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justify"/>
    </style:style>
    <text:list-style style:name="L1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justify" fo:margin-left="-18.00pt" fo:text-indent="18.00pt"/>
    </style:style>
    <style:style style:name="P16" style:family="paragraph">
      <style:paragraph-properties fo:line-height="100.00%" fo:text-align="justify"/>
    </style:style>
    <text:list-style style:name="L1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justify" fo:margin-left="-18.00pt" fo:text-indent="18.00pt"/>
    </style:style>
    <style:style style:name="P18" style:family="paragraph">
      <style:paragraph-properties fo:line-height="100.00%" fo:text-align="justify"/>
    </style:style>
    <text:list-style style:name="L1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justify" fo:margin-left="-18.00pt" fo:text-indent="18.00pt"/>
    </style:style>
    <style:style style:name="P20" style:family="paragraph">
      <style:paragraph-properties fo:line-height="100.00%" fo:text-align="justify"/>
    </style:style>
    <text:list-style style:name="L2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justify" fo:margin-left="-18.00pt" fo:text-indent="18.00pt"/>
    </style:style>
    <style:style style:name="P22" style:family="paragraph">
      <style:paragraph-properties fo:line-height="100.00%" fo:text-align="justify"/>
    </style:style>
    <style:style style:name="P23" style:family="paragraph">
      <style:paragraph-properties fo:line-height="100.00%" fo:text-align="justify" fo:margin-left="72.00pt" fo:text-indent="0.00pt"/>
    </style:style>
    <text:list-style style:name="L2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justify" fo:margin-left="-18.00pt" fo:text-indent="18.00pt"/>
    </style:style>
    <style:style style:name="P25" style:family="paragraph">
      <style:paragraph-properties fo:line-height="100.00%" fo:text-align="justify"/>
    </style:style>
    <text:list-style style:name="L26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justify" fo:margin-left="-18.00pt" fo:text-indent="18.00pt"/>
    </style:style>
    <style:style style:name="P27" style:family="paragraph">
      <style:paragraph-properties fo:line-height="100.00%" fo:text-align="justify"/>
    </style:style>
    <text:list-style style:name="L28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justify" fo:margin-left="-18.00pt" fo:text-indent="18.00pt"/>
    </style:style>
    <style:style style:name="P29" style:family="paragraph">
      <style:paragraph-properties fo:line-height="100.00%" fo:text-align="justify"/>
    </style:style>
    <style:style style:name="P30" style:family="paragraph">
      <style:paragraph-properties fo:line-height="100.00%" fo:text-align="justify"/>
    </style:style>
    <text:list-style style:name="L3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justify" fo:margin-left="-18.00pt" fo:text-indent="18.00pt"/>
    </style:style>
    <style:style style:name="P32" style:family="paragraph">
      <style:paragraph-properties fo:line-height="100.00%" fo:text-align="justify"/>
    </style:style>
    <text:list-style style:name="L3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3" style:family="paragraph">
      <style:paragraph-properties fo:line-height="100.00%" fo:text-align="justify" fo:margin-left="-18.00pt" fo:text-indent="18.00pt"/>
    </style:style>
    <style:style style:name="P34" style:family="paragraph">
      <style:paragraph-properties fo:line-height="100.00%" fo:text-align="justify"/>
    </style:style>
    <text:list-style style:name="L3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5" style:family="paragraph">
      <style:paragraph-properties fo:line-height="100.00%" fo:text-align="justify" fo:margin-left="-18.00pt" fo:text-indent="18.00pt"/>
    </style:style>
    <style:style style:name="P36" style:family="paragraph">
      <style:paragraph-properties fo:line-height="100.00%" fo:text-align="justify"/>
    </style:style>
    <text:list-style style:name="L3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7" style:family="paragraph">
      <style:paragraph-properties fo:line-height="100.00%" fo:text-align="justify" fo:margin-left="-18.00pt" fo:text-indent="18.00pt"/>
    </style:style>
    <style:style style:name="P38" style:family="paragraph">
      <style:paragraph-properties fo:line-height="100.00%" fo:text-align="justify"/>
    </style:style>
    <text:list-style style:name="L3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9" style:family="paragraph">
      <style:paragraph-properties fo:line-height="100.00%" fo:text-align="justify" fo:margin-left="-18.00pt" fo:text-indent="18.00pt"/>
    </style:style>
    <style:style style:name="P40" style:family="paragraph">
      <style:paragraph-properties fo:line-height="100.00%" fo:text-align="justify"/>
    </style:style>
    <text:list-style style:name="L4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41" style:family="paragraph">
      <style:paragraph-properties fo:line-height="100.00%" fo:text-align="justify" fo:margin-left="-18.00pt" fo:text-indent="18.00pt"/>
    </style:style>
    <style:style style:name="P42" style:family="paragraph">
      <style:paragraph-properties fo:line-height="100.00%" fo:text-align="justify"/>
    </style:style>
  </office:automatic-styles>
  <office:body>
    <office:text>
      <text:p text:style-name="P1"><text:span text:style-name="T1">Radnóti Eclogák</text:span></text:p>
      <text:p text:style-name="P2"><text:span text:style-name="T2"/></text:p>
      <text:p text:style-name="P3"><text:span text:style-name="T3">Az<text:s/></text:span><text:span text:style-name="T4">utolsó éve</text:span><text:span text:style-name="T5">k</text:span><text:span text:style-name="T6"><text:s/>gyümölcse</text:span><text:span text:style-name="T7">,<text:s/></text:span><text:span text:style-name="T8">embertelenség és küzdelem hívja ezt el</text:span><text:span text:style-name="T9">ő, legszomorúbb tartalom, súlyos mondanivaló.</text:span></text:p>
      <text:p text:style-name="P4"><text:span text:style-name="T10"/></text:p>
      <text:p text:style-name="P4"><text:span text:style-name="T11">Theokritosz</text:span><text:span text:style-name="T12">:</text:span><text:span text:style-name="T13"><text:s/>Szicíliai, görög költ</text:span><text:span text:style-name="T14">ő.</text:span></text:p>
      <text:p text:style-name="P4"><text:span text:style-name="T15">31 rövid költemény:</text:span><text:span text:style-name="T16"/></text:p>
      <text:list text:style-name="L5">
        <text:list-item>
          <text:p text:style-name="P5"><text:span text:style-name="T17">hexameterben írja</text:span></text:p>
        </text:list-item>
        <text:list-item>
          <text:p text:style-name="P5"><text:span text:style-name="T17">idilli</text:span></text:p>
        </text:list-item>
        <text:list-item>
          <text:p text:style-name="P5"><text:span text:style-name="T17">párbeszédes forma</text:span></text:p>
        </text:list-item>
        <text:list-item>
          <text:p text:style-name="P5"><text:span text:style-name="T17">szerepl</text:span><text:span text:style-name="T18">ői p</text:span><text:span text:style-name="T19">ásztorok</text:span></text:p>
        </text:list-item>
      </text:list>
      <text:p text:style-name="P6"><text:span text:style-name="T20">bukolikus versek/költemények</text:span><text:span text:style-name="T21">,<text:s/></text:span><text:span text:style-name="T22">bukolosz=marhapásztor</text:span></text:p>
      <text:p text:style-name="P6"><text:span text:style-name="T22"/></text:p>
      <text:p text:style-name="P6"><text:span text:style-name="T22">I.e 1.sz :</text:span><text:span text:style-name="T23"><text:s/></text:span><text:span text:style-name="T24">Vergilius</text:span><text:span text:style-name="T25">:</text:span><text:span text:style-name="T26"><text:s/></text:span><text:span text:style-name="T27">meghonosította ezt a m</text:span><text:span text:style-name="T28">űfajt</text:span></text:p>
      <text:list text:style-name="L7">
        <text:list-item>
          <text:p text:style-name="P7"><text:span text:style-name="T29">10 válogatott költeményében ezt alkalmazza </text:span></text:p>
        </text:list-item>
        <text:list-item>
          <text:p text:style-name="P7"><text:span text:style-name="T30">címe:<text:s/></text:span><text:span text:style-name="T31">eclogae=szemelvény</text:span></text:p>
        </text:list-item>
      </text:list>
      <text:p text:style-name="P8"><text:span text:style-name="T32">E</text:span><text:span text:style-name="T33">zután bukolika helyett eclogának nevezik az ilyen költeményeket</text:span><text:span text:style-name="T34">, m</text:span><text:span text:style-name="T35">űfajelnevezéssé válik.</text:span><text:span text:style-name="T36"/></text:p>
      <text:p text:style-name="P8"><text:span text:style-name="T37"/></text:p>
      <text:p text:style-name="P8"><text:span text:style-name="T38">1938:<text:s/></text:span><text:span text:style-name="T39">Pásztori Magyar Vergilius<text:s/></text:span><text:span text:style-name="T40">(Officina kiadó)</text:span></text:p>
      <text:list text:style-name="L9">
        <text:list-item>
          <text:p text:style-name="P9"><text:span text:style-name="T40">humanista eszmék népszer</text:span><text:span text:style-name="T41">űs</text:span><text:span text:style-name="T42">ítése az<text:s/></text:span><text:span text:style-name="T43">„</text:span><text:span text:style-name="T44">ordas</text:span><text:span text:style-name="T45">”</text:span><text:span text:style-name="T46"><text:s/>eszm</text:span><text:span text:style-name="T47">ék korában</text:span></text:p>
        </text:list-item>
        <text:list-item>
          <text:p text:style-name="P9"><text:span text:style-name="T48">Vergilius 10 eclogáját tartalmazza magyarul</text:span><text:span text:style-name="T49">,<text:s/></text:span><text:span text:style-name="T50">Radnóti 9.eclogáját fordította</text:span></text:p>
        </text:list-item>
        <text:list-item>
          <text:p text:style-name="P9"><text:span text:style-name="T50">azt akarták bizonyítani,</text:span><text:span text:style-name="T51"><text:s/></text:span><text:span text:style-name="T52">hogy az európai kultúrára milyen nagy hatással van </text:span></text:p>
        </text:list-item>
        <text:list-item>
          <text:p text:style-name="P9"><text:span text:style-name="T52">Radnóti a saját sorsát ismeri fel a 9. eclogában</text:span><text:span text:style-name="T53">,<text:s/></text:span><text:span text:style-name="T54">barbárság szemben a m</text:span><text:span text:style-name="T55">űv</text:span><text:span text:style-name="T56">észettel</text:span><text:span text:style-name="T57">, a szellemnek felkell vennie a harcot.</text:span><text:span text:style-name="T58"/></text:p>
        </text:list-item>
      </text:list>
      <text:p text:style-name="P10"><text:span text:style-name="T58"/></text:p>
      <text:p text:style-name="P11"><text:span text:style-name="T59">1938-1944<text:s text:c="2"/></text:span><text:span text:style-name="T60">közt írja eclogáit</text:span></text:p>
      <text:list text:style-name="L12">
        <text:list-item>
          <text:p text:style-name="P12"><text:span text:style-name="T60">1938. els</text:span><text:span text:style-name="T61">ő ecloga<text:s text:c="21"/></text:span></text:p>
        </text:list-item>
        <text:list-item>
          <text:p text:style-name="P12"><text:span text:style-name="T62">1941. második ecloga</text:span></text:p>
        </text:list-item>
        <text:list-item>
          <text:p text:style-name="P12"><text:span text:style-name="T63">a többi csak<text:s/></text:span><text:span text:style-name="T64">1946-ban jelenik meg</text:span><text:span text:style-name="T65"/></text:p>
        </text:list-item>
        <text:list-item>
          <text:p text:style-name="P12"><text:span text:style-name="T66">számozott eclogák,<text:s/></text:span><text:span text:style-name="T67">a hatos hiányzik</text:span><text:span text:style-name="T68">,<text:s/></text:span><text:span text:style-name="T69">8-ig írta</text:span><text:span text:style-name="T70">,<text:s/></text:span><text:span text:style-name="T71">talán</text:span><text:span text:style-name="T72"><text:s/></text:span><text:span text:style-name="T73">ő is</text:span><text:span text:style-name="T74"><text:s/>10-et tervezett</text:span></text:p>
        </text:list-item>
      </text:list>
      <text:p text:style-name="P13"><text:span text:style-name="T75"/></text:p>
      <text:p text:style-name="P14"><text:span text:style-name="T76">I.</text:span><text:span text:style-name="T77"><text:s/></text:span><text:span text:style-name="T78">ecloga</text:span><text:span text:style-name="T79"/></text:p>
      <text:list text:style-name="L15">
        <text:list-item>
          <text:p text:style-name="P15"><text:span text:style-name="T80">idill</text:span><text:span text:style-name="T81">:</text:span><text:span text:style-name="T82"><text:s/>félig van félig nincs<text:tab/><text:tab/><text:tab/></text:span></text:p>
        </text:list-item>
        <text:list-item>
          <text:p text:style-name="P15"><text:span text:style-name="T82">párbeszéd van benne<text:tab/><text:tab/><text:tab/><text:tab/></text:span></text:p>
        </text:list-item>
        <text:list-item>
          <text:p text:style-name="P15"><text:span text:style-name="T82">pásztorok is vannak benne</text:span></text:p>
        </text:list-item>
        <text:list-item>
          <text:p text:style-name="P15"><text:span text:style-name="T82">Vegiliust idézi szövegszer</text:span><text:span text:style-name="T83">űen </text:span></text:p>
        </text:list-item>
        <text:list-item>
          <text:p text:style-name="P15"><text:span text:style-name="T83">leginkább hasonlít a vergiliusi eclogákhoz</text:span></text:p>
        </text:list-item>
      </text:list>
      <text:p text:style-name="P16"><text:span text:style-name="T84"/></text:p>
      <text:p text:style-name="P16"><text:span text:style-name="T85">IV.ecloga</text:span><text:span text:style-name="T86">:</text:span></text:p>
      <text:list text:style-name="L17">
        <text:list-item>
          <text:p text:style-name="P17"><text:span text:style-name="T87">csak a párbeszéd valósul meg a vergiliusi eclogából</text:span><text:span text:style-name="T88">, se pásztorok, se hexameter, se idill</text:span><text:span text:style-name="T89"/></text:p>
        </text:list-item>
        <text:list-item>
          <text:p text:style-name="P17"><text:span text:style-name="T89">bels</text:span><text:span text:style-name="T90">ő vita k</text:span><text:span text:style-name="T91">ét szólama</text:span><text:span text:style-name="T92">:<text:s/></text:span><text:span text:style-name="T93">a költ</text:span><text:span text:style-name="T94">ő k</text:span><text:span text:style-name="T95">ét énje vitatkozik</text:span><text:span text:style-name="T96">;<text:s/></text:span><text:span text:style-name="T97">költ</text:span><text:span text:style-name="T98">ő sz</text:span><text:span text:style-name="T99">ólam:</text:span><text:span text:style-name="T100"><text:s/></text:span><text:span text:style-name="T101">negatív</text:span><text:span text:style-name="T102">,<text:s/></text:span><text:span text:style-name="T103">feladás,</text:span><text:span text:style-name="T104"><text:s/></text:span><text:span text:style-name="T105">pesszimista,</text:span><text:span text:style-name="T106"><text:s/></text:span><text:span text:style-name="T107">csüggedt</text:span><text:span text:style-name="T108">;<text:s/></text:span><text:span text:style-name="T109">hang szólama: pozitív,</text:span><text:span text:style-name="T110"><text:s/></text:span><text:span text:style-name="T111">bizakodó</text:span><text:span text:style-name="T112">,<text:s/></text:span><text:span text:style-name="T113">partra dobta: túlélte</text:span><text:span text:style-name="T114">,<text:s/></text:span><text:span text:style-name="T115">valami célja van az életnek</text:span></text:p>
        </text:list-item>
        <text:list-item>
          <text:p text:style-name="P17"><text:span text:style-name="T115">a világ a költ</text:span><text:span text:style-name="T116">ő szerint egy rabs</text:span><text:span text:style-name="T117">ág</text:span><text:span text:style-name="T118">,<text:s/></text:span><text:span text:style-name="T119">a hang szerint szabadság</text:span></text:p>
        </text:list-item>
        <text:list-item>
          <text:p text:style-name="P17"><text:span text:style-name="T119">a költ</text:span><text:span text:style-name="T120">ő sz</text:span><text:span text:style-name="T121">ólama indulatos</text:span><text:span text:style-name="T122">,<text:s/></text:span><text:span text:style-name="T123">a hang csendes,nyugodt</text:span></text:p>
        </text:list-item>
        <text:list-item>
          <text:p text:style-name="P17"><text:span text:style-name="T123">a pozitív hang fogja befejezni a vitát</text:span><text:span text:style-name="T124"><text:s/></text:span><text:span text:style-name="T125">„</text:span><text:span text:style-name="T126">Az<text:s/></text:span><text:span text:style-name="T127">égre írja ha minden összetört”</text:span></text:p>
        </text:list-item>
        <text:list-item>
          <text:p text:style-name="P17"><text:span text:style-name="T128">soha ne hagyja abba az alkotást</text:span></text:p>
        </text:list-item>
        <text:list-item>
          <text:p text:style-name="P17"><text:span text:style-name="T128">küls</text:span><text:span text:style-name="T129">ő k</text:span><text:span text:style-name="T130">örülmények korlátozhatnak,</text:span><text:span text:style-name="T131"><text:s/></text:span><text:span text:style-name="T132">de a gondolatokat nem lehet korlátozni,</text:span><text:span text:style-name="T133"><text:s/></text:span><text:span text:style-name="T134">bármit tehetnek vele küls</text:span><text:span text:style-name="T135">őleg, de a belső gondolatok szabads</text:span><text:span text:style-name="T136">ágát nem vehetik el</text:span></text:p>
        </text:list-item>
      </text:list>
      <text:p text:style-name="P18"><text:span text:style-name="T137"/></text:p>
      <text:p text:style-name="P18"><text:span text:style-name="T138">VII.ecloga</text:span><text:span text:style-name="T139">:</text:span></text:p>
      <text:list text:style-name="L19">
        <text:list-item>
          <text:p text:style-name="P19"><text:span text:style-name="T140">hexameterben íródott:<text:s/></text:span><text:span text:style-name="T141">dakt,dakt,dakt,spond,dakt,spond</text:span></text:p>
        </text:list-item>
        <text:list-item>
          <text:p text:style-name="P19"><text:span text:style-name="T142">idill, pásztorok nincsenek</text:span><text:span text:style-name="T143"/></text:p>
        </text:list-item>
        <text:list-item>
          <text:p text:style-name="P19"><text:span text:style-name="T144">párbeszéd szer</text:span><text:span text:style-name="T145">ű monológ, bizalmas beszélgetés a feleséggel, képzelt prbeszéd</text:span><text:span text:style-name="T146"/></text:p>
        </text:list-item>
        <text:list-item>
          <text:p text:style-name="P19"><text:span text:style-name="T146">tábor részletes leírása</text:span><text:span text:style-name="T147"/></text:p>
        </text:list-item>
      </text:list>
      <text:p text:style-name="P20"><text:span text:style-name="T148">ellentétek:</text:span><text:span text:style-name="T149"><text:s/>este van nem látszik a szöges drót a Hold fogja újra láttatni</text:span></text:p>
      <text:list text:style-name="L21">
        <text:list-item>
          <text:p text:style-name="P21"><text:span text:style-name="T149">tábor-otthon</text:span></text:p>
        </text:list-item>
        <text:list-item>
          <text:p text:style-name="P21"><text:span text:style-name="T149">jelen-múlt</text:span></text:p>
        </text:list-item>
        <text:list-item>
          <text:p text:style-name="P21"><text:span text:style-name="T149">valóság-álom</text:span></text:p>
        </text:list-item>
      </text:list>
      <text:p text:style-name="P22"><text:span text:style-name="T149">összemosódik: esti sötétség</text:span><text:span text:style-name="T150">: láthatatlanná válnak a rabság jelei</text:span><text:span text:style-name="T151"/></text:p>
      <text:p text:style-name="P23"><text:span text:style-name="T151"><text:s/>alvás<text:s/></text:span><text:span text:style-name="T152">–</text:span><text:span text:style-name="T153">álom</text:span><text:span text:style-name="T154">: illúziót kelt a rabokban</text:span><text:span text:style-name="T155"/></text:p>
      <text:list text:style-name="L24">
        <text:list-item>
          <text:p text:style-name="P24"><text:span text:style-name="T156">a költ</text:span><text:span text:style-name="T157">őnek ez sem seg</text:span><text:span text:style-name="T158">ít</text:span><text:span text:style-name="T159">,<text:s/></text:span><text:span text:style-name="T160">átmeneti illúzió</text:span></text:p>
        </text:list-item>
        <text:list-item>
          <text:p text:style-name="P24"><text:span text:style-name="T160">a képzelet el</text:span><text:span text:style-name="T161">ősz</text:span><text:span text:style-name="T162">ör a szögesdróttól szabadul,majd még tovább és otthon érzi magát</text:span></text:p>
        </text:list-item>
        <text:list-item>
          <text:p text:style-name="P24"><text:span text:style-name="T163">otthonképpel társul az aggódó félelem</text:span><text:span text:style-name="T164">,<text:s/></text:span><text:span text:style-name="T165">otthona iránti félelem</text:span><text:span text:style-name="T166">,<text:s/></text:span><text:span text:style-name="T167">haza iránti aggodalom</text:span></text:p>
        </text:list-item>
        <text:list-item>
          <text:p text:style-name="P24"><text:span text:style-name="T167">a költészet értelmére is rákérdez</text:span><text:span text:style-name="T168"><text:s/></text:span><text:span text:style-name="T169">„</text:span><text:span text:style-name="T170">ahol<text:s/></text:span><text:span text:style-name="T171">értik még a hexametert is?”</text:span></text:p>
        </text:list-item>
      </text:list>
      <text:p text:style-name="P25"><text:span text:style-name="T172">ars poetica</text:span><text:span text:style-name="T173">:</text:span></text:p>
      <text:list text:style-name="L26">
        <text:list-item>
          <text:p text:style-name="P26"><text:span text:style-name="T173">alkotás folyamatáról vall</text:span><text:span text:style-name="T174">, hogy<text:s/></text:span><text:span text:style-name="T175">hogyan ír</text:span><text:span text:style-name="T176">,<text:s/></text:span><text:span text:style-name="T177">költemény születésének körülményeir</text:span><text:span text:style-name="T178">ől, az<text:s/></text:span><text:span text:style-name="T179">alkotó megalázottságáról</text:span></text:p>
        </text:list-item>
        <text:list-item>
          <text:p text:style-name="P26"><text:span text:style-name="T179">mindenkinek ugyanaz a sorsa/többnemzet/</text:span><text:span text:style-name="T180">, egy a sorsuk,<text:s/></text:span><text:span text:style-name="T181">szabadulást,</text:span><text:span text:style-name="T182"><text:s/></text:span><text:span text:style-name="T183">jó hírt,</text:span><text:span text:style-name="T184"><text:s/></text:span><text:span text:style-name="T185">levelet, a halált várják</text:span></text:p>
        </text:list-item>
        <text:list-item>
          <text:p text:style-name="P26"><text:span text:style-name="T185">a hold miatt visszatér a valóságba</text:span><text:span text:style-name="T186">,<text:s/></text:span><text:span text:style-name="T187">fegyveres<text:s/></text:span><text:span text:style-name="T188">őr</text:span><text:span text:style-name="T189">ök árnyával tovább fokozódik a fenyegetettség</text:span></text:p>
        </text:list-item>
      </text:list>
      <text:p text:style-name="P27"><text:span text:style-name="T190">„</text:span><text:span text:style-name="T191">Alszik a t</text:span><text:span text:style-name="T192">ábor” -&gt;<text:s text:c="2"/>kétszer ismétli</text:span></text:p>
      <text:list text:style-name="L28">
        <text:list-item>
          <text:p text:style-name="P28"><text:span text:style-name="T193">panasz</text:span><text:span text:style-name="T194">ként jajjdul fel,<text:s/></text:span><text:span text:style-name="T195">nem tud aludni, nem tud szabadulni a valóságtól</text:span><text:span text:style-name="T196"/></text:p>
        </text:list-item>
        <text:list-item>
          <text:p text:style-name="P28"><text:span text:style-name="T197">szerelmi vallomással zárul a költemény</text:span><text:span text:style-name="T198">,<text:s/></text:span><text:span text:style-name="T199">utolsó sor: Horatiusi ódából<text:s/></text:span><text:span text:style-name="T200">(Carmen)</text:span><text:span text:style-name="T201">vett s</text:span><text:span text:style-name="T202">or átköltés:<text:s/></text:span><text:span text:style-name="T203">„</text:span><text:span text:style-name="T204">csak v</text:span><text:span text:style-name="T205">éled tudok én halni is élni is”</text:span></text:p>
        </text:list-item>
        <text:list-item>
          <text:p text:style-name="P28"><text:span text:style-name="T206">antik hagyományokhoz való visszakapcsolás</text:span></text:p>
        </text:list-item>
      </text:list>
      <text:p text:style-name="P29"><text:span text:style-name="T207"/></text:p>
      <text:p text:style-name="P29"><text:span text:style-name="T208">VIII.ecloga:</text:span></text:p>
      <text:p text:style-name="P29"><text:span text:style-name="T209">utolsó sor: szövegszer</text:span><text:span text:style-name="T210">űen megid</text:span><text:span text:style-name="T211">ézi Vergilius 5. eclogáját<text:s/></text:span><text:span text:style-name="T212">(szintén egy göcsörtös bot ami a vándorlást segíti)</text:span></text:p>
      <text:p text:style-name="P30"><text:span text:style-name="T213">T</text:span><text:span text:style-name="T214">ematikusan eltér a vers a m</text:span><text:span text:style-name="T215">űfaji hagyom</text:span><text:span text:style-name="T216">ányoktól(pogányság,bukolika)</text:span><text:span text:style-name="T217">,<text:s/></text:span><text:span text:style-name="T218">már az Ó és az Újszövetség képeit tartalmazza</text:span></text:p>
      <text:list text:style-name="L31">
        <text:list-item>
          <text:p text:style-name="P31"><text:span text:style-name="T218">köszönésforma: Károli Bibliát idézi</text:span><text:span text:style-name="T219">,<text:s/></text:span><text:span text:style-name="T220">üdvözlégy</text:span></text:p>
        </text:list-item>
        <text:list-item>
          <text:p text:style-name="P31"><text:span text:style-name="T220">veretes beszédmód : az Ó és az Újszövetségre jellemz</text:span><text:span text:style-name="T221">ő,<text:s/></text:span><text:span text:style-name="T222">pl. avagy,emel-é </text:span></text:p>
        </text:list-item>
        <text:list-item>
          <text:p text:style-name="P31"><text:span text:style-name="T222">prófét</text:span><text:span text:style-name="T223">ák:<text:s/></text:span><text:span text:style-name="T224">Jónás,Ézsaiás ,</text:span><text:span text:style-name="T225">ő maga-&gt; N</text:span><text:span text:style-name="T226">áhum</text:span><text:span text:style-name="T227">,<text:s/></text:span><text:span text:style-name="T228">Ézsaiás megjövendölte a Messiás eljövetelét </text:span></text:p>
        </text:list-item>
        <text:list-item>
          <text:p text:style-name="P31"><text:span text:style-name="T228">költ</text:span><text:span text:style-name="T229">ő-pr</text:span><text:span text:style-name="T230">óféta párbeszéd formában</text:span><text:span text:style-name="T231">,<text:s/></text:span><text:span text:style-name="T232">valójában a lírai én bels</text:span><text:span text:style-name="T233">ő monol</text:span><text:span text:style-name="T234">ógja,</text:span><text:span text:style-name="T235"><text:s/></text:span><text:span text:style-name="T236">költ</text:span><text:span text:style-name="T237">ő besz</text:span><text:span text:style-name="T238">éde (vita)</text:span></text:p>
        </text:list-item>
        <text:list-item>
          <text:p text:style-name="P31"><text:span text:style-name="T239">hegyen találkoznak</text:span><text:span text:style-name="T240">:<text:s/></text:span><text:span text:style-name="T241">összeköti a transzcendens-földi világot</text:span><text:span text:style-name="T242">,<text:s/></text:span><text:span text:style-name="T243">hegy toposz: Mózes</text:span><text:span text:style-name="T244">,<text:s/></text:span><text:span text:style-name="T245">hegyi költ</text:span><text:span text:style-name="T246">ő: Babits Mih</text:span><text:span text:style-name="T247">ály +Ninivével is el</text:span><text:span text:style-name="T248">őh</text:span><text:span text:style-name="T249">ívható Babits</text:span></text:p>
        </text:list-item>
      </text:list>
      <text:p text:style-name="P32"><text:span text:style-name="T250">A</text:span><text:span text:style-name="T251">z emberek nem változnak hiába a sok büntetés (özönvíz)</text:span></text:p>
      <text:list text:style-name="L33">
        <text:list-item>
          <text:p text:style-name="P33"><text:span text:style-name="T251">újra b</text:span><text:span text:style-name="T252">űnbe esnek -&gt; ez</text:span><text:span text:style-name="T253">ért dühösek a próféták</text:span></text:p>
        </text:list-item>
        <text:list-item>
          <text:p text:style-name="P33"><text:span text:style-name="T254">ezért jön Náhum a földre-&gt; tanúja akar lenni ennek a földnek</text:span></text:p>
        </text:list-item>
      </text:list>
      <text:p text:style-name="P34"><text:span text:style-name="T255">m</text:span><text:span text:style-name="T256">ű elején:<text:s/></text:span><text:span text:style-name="T257">vad,üldöz-&gt; utalások a veszedelemre ,az ember b</text:span><text:span text:style-name="T258">űn</text:span><text:span text:style-name="T259">ös voltára </text:span></text:p>
      <text:list text:style-name="L35">
        <text:list-item>
          <text:p text:style-name="P35"><text:span text:style-name="T260">vészjóslóvá válik a próféta önmegnevezése kapcsán </text:span></text:p>
        </text:list-item>
      </text:list>
      <text:p text:style-name="P36"><text:span text:style-name="T261">„</text:span><text:span text:style-name="T262">zengtem a sz</text:span><text:span text:style-name="T263">ót”-&gt; szerep iránti elkötelezettség</text:span></text:p>
      <text:list text:style-name="L37">
        <text:list-item>
          <text:p text:style-name="P37"><text:span text:style-name="T264">hangos,félelemkelt</text:span><text:span text:style-name="T265">ő sz</text:span><text:span text:style-name="T266">ó,mégsem hat</text:span><text:span text:style-name="T267"/></text:p>
        </text:list-item>
        <text:list-item>
          <text:p text:style-name="P37"><text:span text:style-name="T268">fennmaradt az írás a</text:span><text:span text:style-name="T269">z</text:span><text:span text:style-name="T270"><text:s/>emberiség mégsem tanul bel</text:span><text:span text:style-name="T271">őle</text:span><text:span text:style-name="T272"><text:s/></text:span></text:p>
        </text:list-item>
      </text:list>
      <text:p text:style-name="P38"><text:span text:style-name="T273">„</text:span><text:span text:style-name="T274">az ember az<text:s/></text:span><text:span text:style-name="T275">állatok alja”</text:span><text:span text:style-name="T276"><text:s/></text:span></text:p>
      <text:list text:style-name="L39">
        <text:list-item>
          <text:p text:style-name="P39"><text:span text:style-name="T277">Intertextualitás: Vörösmarty-Emberek</text:span><text:span text:style-name="T278"/></text:p>
        </text:list-item>
        <text:list-item>
          <text:p text:style-name="P39"><text:span text:style-name="T279">súlyos ítélet,</text:span><text:span text:style-name="T280"><text:s/></text:span><text:span text:style-name="T281">lesujtó vélemény a kor emberér</text:span><text:span text:style-name="T282">ől</text:span><text:span text:style-name="T283"/></text:p>
        </text:list-item>
        <text:list-item>
          <text:p text:style-name="P39"><text:span text:style-name="T284">rosszabb minden eddiginél mint amit Náhum tapasztalhatott</text:span><text:span text:style-name="T285">:<text:s/></text:span><text:span text:style-name="T286">moder</text:span><text:span text:style-name="T287">n</text:span><text:span text:style-name="T288"><text:s/></text:span><text:span text:style-name="T289">pusztulástapasztalat</text:span><text:span text:style-name="T290">, mindne eddigiél rosszabb</text:span><text:span text:style-name="T291"/></text:p>
        </text:list-item>
      </text:list>
      <text:p text:style-name="P40"><text:span text:style-name="T292">"</text:span><text:span text:style-name="T293">próféták s költ</text:span><text:span text:style-name="T294">ők d</text:span><text:span text:style-name="T295">ühe oly rokon</text:span><text:span text:style-name="T296">"</text:span><text:span text:style-name="T297">-&gt; sorsközösséget fejez ki</text:span></text:p>
      <text:list text:style-name="L41">
        <text:list-item>
          <text:p text:style-name="P41"><text:span text:style-name="T298">magyar romantika vátesz költ</text:span><text:span text:style-name="T299">ő hagyom</text:span><text:span text:style-name="T300">ányát<text:s/></text:span><text:span text:style-name="T301">idézi fel</text:span><text:span text:style-name="T302"/></text:p>
        </text:list-item>
      </text:list>
      <text:p text:style-name="P42"><text:span text:style-name="T303">Újszövetségben-&gt; rabbi</text:span></text:p>
      <text:p text:style-name="P42"><text:span text:style-name="T303">új világ reménye-&gt; lát maga el</text:span><text:span text:style-name="T304">őtt egy k</text:span><text:span text:style-name="T305">özös utat</text:span><text:span text:style-name="T306">, béke,<text:s/></text:span><text:span text:style-name="T307">emberhez méltó lét vár mindenkire</text:span></text:p>
      <text:p text:style-name="P42"><text:span text:style-name="T307">hegyr</text:span><text:span text:style-name="T308">ől pillantj</text:span><text:span text:style-name="T309">ák meg majd talán ezt az új világot</text:span><text:span text:style-name="T310">,<text:s/></text:span><text:span text:style-name="T311">pozitív szemlélettel zárul</text:span><text:span text:style-name="T312"><text:s/>(mint Mózes Kánaánra)</text:span></text:p>
      <text:p text:style-name="P42"><text:span text:style-name="T31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